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8aa13" officeooo:paragraph-rsid="0018aa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 Asignar los permisos para que los usuarios creados sólo tengan acceso a la base de datos "musicdb".</text:p>
      <text:p text:style-name="P1"/>
      <text:p text:style-name="P1">Tenemos que quitar los privilegios de coneccion public de las base de datos</text:p>
      <text:p text:style-name="P1"/>
      <text:p text:style-name="P1">martin@martin-lopez:~$ psql -h localhost -d prueba -U admin_user;</text:p>
      <text:p text:style-name="P1">Password for user admin_user: </text:p>
      <text:p text:style-name="P1">psql (9.3.12)</text:p>
      <text:p text:style-name="P1">SSL connection (cipher: DHE-RSA-AES256-GCM-SHA384, bits: 256)</text:p>
      <text:p text:style-name="P1">Type "help" for help.</text:p>
      <text:p text:style-name="P1"></text:p>
      <text:p text:style-name="P1">prueba2=# revoke connect on database prueba from public;</text:p>
      <text:p text:style-name="P1">REVOKE</text:p>
      <text:p text:style-name="P1">prueba2=# \q</text:p>
      <text:p text:style-name="P1">martin@martin-lopez:~$ psql -h localhost -d prueba -U test_user;</text:p>
      <text:p text:style-name="P1">Password for user test_user: </text:p>
      <text:p text:style-name="P1">psql: FATAL: <text:s/>permission denied for database "prueba"</text:p>
      <text:p text:style-name="P1">DETAIL: <text:s/>User does not have CONNECT privilege.</text:p>
      <text:p text:style-name="P1">martin@martin-lopez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4:52:02.887914578</meta:creation-date>
    <dc:date>2016-04-30T14:54:26.554204006</dc:date>
    <meta:editing-duration>P0D</meta:editing-duration>
    <meta:editing-cycles>1</meta:editing-cycles>
    <meta:document-statistic meta:table-count="0" meta:image-count="0" meta:object-count="0" meta:page-count="1" meta:paragraph-count="16" meta:word-count="93" meta:character-count="670" meta:non-whitespace-character-count="573"/>
    <meta:generator>LibreOffice/4.2.8.2$Linux_x86 LibreOffice_project/420m0$Build-2</meta:generator>
  </office:meta>
</office:document-meta>
</file>